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left" draw:textarea-vertical-align="top"/>
    </style:style>
    <style:style style:name="gr2" style:family="graphic" style:parent-style-name="standard">
      <style:graphic-properties draw:fill="solid" draw:fill-color="#99ccff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3333" draw:textarea-vertical-align="middle"/>
    </style:style>
    <style:style style:name="gr6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 draw:shadow="hidden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rect draw:style-name="gr1" draw:text-style-name="P1" draw:layer="layout" svg:width="12cm" svg:height="5.5cm" svg:x="1.8cm" svg:y="23.8cm">
          <text:p text:style-name="P1">App</text:p>
        </draw:rect>
        <draw:rect draw:style-name="gr2" draw:text-style-name="P1" xml:id="id1" draw:id="id1" draw:layer="layout" svg:width="8.2cm" svg:height="2.8cm" svg:x="5.2cm" svg:y="4.8cm">
          <text:p text:style-name="P1">Web 管理界面</text:p>
        </draw:rect>
        <draw:rect draw:style-name="gr3" draw:text-style-name="P1" xml:id="id2" draw:id="id2" draw:layer="layout" svg:width="8.2cm" svg:height="2.8cm" svg:x="5.3cm" svg:y="10.7cm">
          <text:p text:style-name="P1">db</text:p>
        </draw:rect>
        <draw:rect draw:style-name="gr3" draw:text-style-name="P1" xml:id="id3" draw:id="id3" draw:layer="layout" svg:width="8.2cm" svg:height="2.8cm" svg:x="5.3cm" svg:y="16.4cm">
          <text:p text:style-name="P1">engine</text:p>
        </draw:rect>
        <draw:rect draw:style-name="gr3" draw:text-style-name="P1" xml:id="id4" draw:id="id4" draw:layer="layout" svg:width="8.2cm" svg:height="2.8cm" svg:x="4.1cm" svg:y="25.4cm">
          <text:p text:style-name="P1">sdk</text:p>
        </draw:rect>
        <draw:rect draw:style-name="gr3" draw:text-style-name="P1" xml:id="id5" draw:id="id5" draw:layer="layout" svg:width="8.2cm" svg:height="2.8cm" svg:x="16.7cm" svg:y="26.6cm">
          <text:p text:style-name="P1">headbidding</text:p>
        </draw:rect>
        <draw:rect draw:style-name="gr3" draw:text-style-name="P1" xml:id="id6" draw:id="id6" draw:layer="layout" svg:width="8.2cm" svg:height="2.8cm" svg:x="28.2cm" svg:y="21.9cm">
          <text:p text:style-name="P1">adx_server</text:p>
        </draw:rect>
        <draw:rect draw:style-name="gr3" draw:text-style-name="P1" xml:id="id7" draw:id="id7" draw:layer="layout" svg:width="8.2cm" svg:height="2.8cm" svg:x="16.7cm" svg:y="31.4cm">
          <text:p text:style-name="P1">crosspro</text:p>
        </draw:rect>
        <draw:connector draw:style-name="gr4" draw:text-style-name="P1" draw:layer="layout" draw:type="line" svg:x1="9.3cm" svg:y1="7.6cm" svg:x2="9.4cm" svg:y2="10.7cm" draw:start-shape="id1" draw:start-glue-point="2" draw:end-shape="id2" draw:end-glue-point="0" svg:d="M9300 7600l100 3100">
          <text:p/>
        </draw:connector>
        <draw:connector draw:style-name="gr4" draw:text-style-name="P1" draw:layer="layout" draw:type="line" svg:x1="9.4cm" svg:y1="16.4cm" svg:x2="9.4cm" svg:y2="13.5cm" draw:start-shape="id3" draw:start-glue-point="0" draw:end-shape="id2" svg:d="M9400 16400v-2900">
          <text:p/>
        </draw:connector>
        <draw:connector draw:style-name="gr4" draw:text-style-name="P1" draw:layer="layout" draw:type="line" svg:x1="8.2cm" svg:y1="25.4cm" svg:x2="9.4cm" svg:y2="19.2cm" draw:start-shape="id4" draw:start-glue-point="0" draw:end-shape="id3" draw:end-glue-point="2" svg:d="M8200 25400l1200-6200">
          <text:p/>
        </draw:connector>
        <draw:connector draw:style-name="gr4" draw:text-style-name="P1" draw:layer="layout" draw:type="line" svg:x1="12.3cm" svg:y1="26.8cm" svg:x2="16.7cm" svg:y2="28cm" draw:start-shape="id4" draw:start-glue-point="1" draw:end-shape="id5" draw:end-glue-point="3" svg:d="M12300 26800l4400 1200">
          <text:p/>
        </draw:connector>
        <draw:connector draw:style-name="gr4" draw:text-style-name="P1" draw:layer="layout" draw:type="line" svg:x1="24.9cm" svg:y1="28cm" svg:x2="28.2cm" svg:y2="23.3cm" draw:start-shape="id5" draw:start-glue-point="1" draw:end-shape="id6" draw:end-glue-point="3" svg:d="M24900 28000l3300-4700">
          <text:p/>
        </draw:connector>
        <draw:connector draw:style-name="gr4" draw:text-style-name="P1" draw:layer="layout" draw:type="line" svg:x1="12.3cm" svg:y1="26.8cm" svg:x2="16.7cm" svg:y2="32.8cm" draw:start-shape="id4" draw:start-glue-point="1" draw:end-shape="id7" draw:end-glue-point="3" svg:d="M12300 26800l4400 6000">
          <text:p/>
        </draw:connector>
        <draw:rect draw:style-name="gr5" draw:text-style-name="P1" xml:id="id12" draw:id="id12" draw:layer="layout" svg:width="8.2cm" svg:height="2.8cm" svg:x="16.3cm" svg:y="36.7cm">
          <text:p text:style-name="P1">Event server</text:p>
        </draw:rect>
        <draw:rect draw:style-name="gr3" draw:text-style-name="P1" xml:id="id8" draw:id="id8" draw:layer="layout" svg:width="8.2cm" svg:height="2.8cm" svg:x="27.65cm" svg:y="10.9cm">
          <text:p text:style-name="P1">广告平台</text:p>
        </draw:rect>
        <draw:connector draw:style-name="gr6" draw:text-style-name="P1" draw:layer="layout" draw:type="line" svg:x1="12.3cm" svg:y1="26.8cm" svg:x2="27.65cm" svg:y2="12.3cm" draw:start-shape="id4" draw:start-glue-point="1" draw:end-shape="id8" svg:d="M12300 26800l15350-14500">
          <text:p/>
        </draw:connector>
        <draw:rect draw:style-name="gr3" draw:text-style-name="P1" xml:id="id9" draw:id="id9" draw:layer="layout" svg:width="8.2cm" svg:height="2.8cm" svg:x="38.8cm" svg:y="23.8cm">
          <text:p text:style-name="P1">dsp</text:p>
        </draw:rect>
        <draw:connector draw:style-name="gr4" draw:text-style-name="P1" draw:layer="layout" draw:type="line" svg:x1="36.4cm" svg:y1="23.3cm" svg:x2="38.8cm" svg:y2="25.2cm" draw:start-shape="id6" draw:start-glue-point="1" draw:end-shape="id9" draw:end-glue-point="3" svg:d="M36400 23300l2400 1900">
          <text:p/>
        </draw:connector>
        <draw:rect draw:style-name="gr2" draw:text-style-name="P1" xml:id="id10" draw:id="id10" draw:layer="layout" svg:width="8.2cm" svg:height="2.8cm" svg:x="28.4cm" svg:y="17.1cm">
          <text:p text:style-name="P1">web</text:p>
        </draw:rect>
        <draw:connector draw:style-name="gr4" draw:text-style-name="P1" draw:layer="layout" draw:type="line" svg:x1="32.5cm" svg:y1="19.9cm" svg:x2="32.3cm" svg:y2="21.9cm" draw:start-shape="id10" draw:start-glue-point="2" draw:end-shape="id6" draw:end-glue-point="0" svg:d="M32500 19900l-200 2000">
          <text:p/>
        </draw:connector>
        <draw:rect draw:style-name="gr3" draw:text-style-name="P1" xml:id="id11" draw:id="id11" draw:layer="layout" svg:width="8.2cm" svg:height="2.8cm" svg:x="38.8cm" svg:y="29.4cm">
          <text:p text:style-name="P1">访问信息详细log</text:p>
        </draw:rect>
        <draw:connector draw:style-name="gr4" draw:text-style-name="P1" draw:layer="layout" draw:type="line" svg:x1="42.9cm" svg:y1="26.6cm" svg:x2="42.9cm" svg:y2="29.4cm" draw:start-shape="id9" draw:start-glue-point="2" draw:end-shape="id11" draw:end-glue-point="0" svg:d="M42900 26600v2800">
          <text:p/>
        </draw:connector>
        <draw:connector draw:style-name="gr7" draw:text-style-name="P1" draw:layer="layout" draw:type="curve" svg:x1="8.2cm" svg:y1="28.2cm" svg:x2="16.3cm" svg:y2="38.1cm" draw:start-shape="id4" draw:start-glue-point="2" draw:end-shape="id12" draw:end-glue-point="3" svg:d="M8200 28200c0 6600 2700 9900 8100 9900">
          <text:p/>
        </draw:connector>
        <draw:rect draw:style-name="gr2" draw:text-style-name="P1" xml:id="id13" draw:id="id13" draw:layer="layout" svg:width="8.2cm" svg:height="2.8cm" svg:x="49.8cm" svg:y="18.7cm">
          <text:p text:style-name="P1">广告主</text:p>
        </draw:rect>
        <draw:connector draw:style-name="gr4" draw:text-style-name="P1" draw:layer="layout" draw:type="line" svg:x1="49.8cm" svg:y1="20.1cm" svg:x2="47cm" svg:y2="25.2cm" draw:start-shape="id13" draw:start-glue-point="3" draw:end-shape="id9" draw:end-glue-point="1" svg:d="M49800 20100l-2800 5100">
          <text:p/>
        </draw:connector>
        <draw:connector draw:style-name="gr6" draw:text-style-name="P1" draw:layer="layout" draw:type="line" svg:x1="49.8cm" svg:y1="20.1cm" svg:x2="35.85cm" svg:y2="12.3cm" draw:start-shape="id13" draw:start-glue-point="3" draw:end-shape="id8" svg:d="M49800 20100l-13950-7800">
          <text:p/>
        </draw:connector>
        <draw:connector draw:style-name="gr7" draw:text-style-name="P1" draw:layer="layout" draw:type="curve" svg:x1="32.3cm" svg:y1="24.7cm" svg:x2="24.5cm" svg:y2="38.1cm" draw:start-shape="id6" draw:start-glue-point="2" draw:end-shape="id12" draw:end-glue-point="1" svg:d="M32300 24700c0 8934-2600 13400-7800 13400">
          <text:p/>
        </draw:connector>
        <draw:custom-shape draw:style-name="gr8" draw:text-style-name="P1" draw:layer="layout" svg:width="1.6cm" svg:height="1.2cm" svg:x="19.5cm" svg:y="39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" draw:text-style-name="P1" draw:layer="layout" svg:width="8.2cm" svg:height="2.8cm" svg:x="16.2cm" svg:y="41.8cm">
          <text:p text:style-name="P1">Big data</text:p>
        </draw:rect>
        <draw:frame draw:style-name="gr9" draw:layer="layout" svg:width="2.1cm" svg:height="0.963cm" svg:x="31.3cm" svg:y="33cm">
          <draw:text-box>
            <text:p>log</text:p>
          </draw:text-box>
        </draw:frame>
        <draw:frame draw:style-name="gr9" draw:layer="layout" svg:width="2.1cm" svg:height="0.963cm" svg:x="10.9cm" svg:y="34.401cm">
          <draw:text-box>
            <text:p>log</text:p>
          </draw:text-box>
        </draw:frame>
        <draw:rect draw:style-name="gr3" draw:text-style-name="P1" xml:id="id15" draw:id="id15" draw:layer="layout" svg:width="1.8cm" svg:height="1cm" svg:x="28.5cm" svg:y="22.2cm">
          <text:p text:style-name="P1">vast</text:p>
        </draw:rect>
        <draw:connector draw:style-name="gr4" draw:text-style-name="P1" draw:layer="layout" draw:type="line" svg:x1="23.3cm" svg:y1="20.8cm" svg:x2="28.5cm" svg:y2="22.7cm" draw:start-shape="id14" draw:start-glue-point="1" draw:end-shape="id15" svg:d="M23300 20800l5200 1900">
          <text:p/>
        </draw:connector>
        <draw:rect draw:style-name="gr2" draw:text-style-name="P1" xml:id="id16" draw:id="id16" draw:layer="layout" svg:width="8.2cm" svg:height="2.8cm" svg:x="33.7cm" svg:y="35.6cm">
          <text:p text:style-name="P1">vungle</text:p>
        </draw:rect>
        <draw:rect draw:style-name="gr2" draw:text-style-name="P1" xml:id="id17" draw:id="id17" draw:layer="layout" svg:width="8.2cm" svg:height="2.8cm" svg:x="33.7cm" svg:y="39.1cm">
          <text:p text:style-name="P1">fb</text:p>
        </draw:rect>
        <draw:connector draw:style-name="gr4" draw:text-style-name="P1" draw:layer="layout" draw:type="line" svg:x1="24.9cm" svg:y1="28cm" svg:x2="33.7cm" svg:y2="37cm" draw:start-shape="id5" draw:start-glue-point="1" draw:end-shape="id16" svg:d="M24900 28000l8800 9000">
          <text:p/>
        </draw:connector>
        <draw:connector draw:style-name="gr4" draw:text-style-name="P1" draw:layer="layout" draw:type="line" svg:x1="24.9cm" svg:y1="28cm" svg:x2="33.7cm" svg:y2="40.5cm" draw:start-shape="id5" draw:start-glue-point="1" draw:end-shape="id17" draw:end-glue-point="3" svg:d="M24900 28000l8800 12500">
          <text:p/>
        </draw:connector>
        <draw:rect draw:style-name="gr2" draw:text-style-name="P1" xml:id="id14" draw:id="id14" draw:layer="layout" svg:width="8.2cm" svg:height="2.8cm" svg:x="15.1cm" svg:y="19.4cm">
          <text:p text:style-name="P1">三方server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8-24T15:04:28.45</meta:creation-date>
    <dc:date>2021-11-05T18:04:26.63</dc:date>
    <meta:editing-duration>P3DT12M27S</meta:editing-duration>
    <meta:editing-cycles>39</meta:editing-cycles>
    <meta:generator>OpenOffice/4.1.10$Win32 OpenOffice.org_project/4110m2$Build-9807</meta:generator>
    <meta:document-statistic meta:object-count="39"/>
  </office:meta>
</office:document-meta>
</file>